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6pt"/>
    </style:style>
    <style:style style:name="co2" style:family="table-column">
      <style:table-column-properties fo:break-before="auto" style:column-width="27.95pt"/>
    </style:style>
    <style:style style:name="co3" style:family="table-column">
      <style:table-column-properties fo:break-before="auto" style:column-width="22.34pt"/>
    </style:style>
    <style:style style:name="co4" style:family="table-column">
      <style:table-column-properties fo:break-before="auto" style:column-width="15.05pt"/>
    </style:style>
    <style:style style:name="co5" style:family="table-column">
      <style:table-column-properties fo:break-before="auto" style:column-width="16.36pt"/>
    </style:style>
    <style:style style:name="co6" style:family="table-column">
      <style:table-column-properties fo:break-before="auto" style:column-width="15.51pt"/>
    </style:style>
    <style:style style:name="co7" style:family="table-column">
      <style:table-column-properties fo:break-before="auto" style:column-width="16.81pt"/>
    </style:style>
    <style:style style:name="co8" style:family="table-column">
      <style:table-column-properties fo:break-before="auto" style:column-width="13.75pt"/>
    </style:style>
    <style:style style:name="co9" style:family="table-column">
      <style:table-column-properties fo:break-before="auto" style:column-width="14.66pt"/>
    </style:style>
    <style:style style:name="co10" style:family="table-column">
      <style:table-column-properties fo:break-before="auto" style:column-width="97.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B1:.Q1])" office:value-type="string" office:string-value="CLKDPPQNMKJHGFEDCBA" calcext:value-type="string">
            <text:p>CLKDPPQNMKJHGFEDCBA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CONCAT(&quot;0x&quot;;BASE(DECIMAL(COM.MICROSOFT.CONCAT([.B2:.Q2]);2);16;4);&quot;,\n&quot;)" office:value-type="string" office:string-value="0x003F,\n" calcext:value-type="string">
            <text:p>0x003F,\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0x&quot;;BASE(DECIMAL(COM.MICROSOFT.CONCAT([.B3:.Q3]);2);16;4);&quot;,\n&quot;)" office:value-type="string" office:string-value="0x0006,\n" calcext:value-type="string">
            <text:p>0x0006,\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0x&quot;;BASE(DECIMAL(COM.MICROSOFT.CONCAT([.B4:.Q4]);2);16;4);&quot;,\n&quot;)" office:value-type="string" office:string-value="0x045B,\n" calcext:value-type="string">
            <text:p>0x045B,\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M.MICROSOFT.CONCAT(&quot;0x&quot;;BASE(DECIMAL(COM.MICROSOFT.CONCAT([.B5:.Q5]);2);16;4);&quot;,\n&quot;)" office:value-type="string" office:string-value="0x044F,\n" calcext:value-type="string">
            <text:p>0x044F,\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0x&quot;;BASE(DECIMAL(COM.MICROSOFT.CONCAT([.B6:.Q6]);2);16;4);&quot;,\n&quot;)" office:value-type="string" office:string-value="0x0466,\n" calcext:value-type="string">
            <text:p>0x0466,\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0x&quot;;BASE(DECIMAL(COM.MICROSOFT.CONCAT([.B7:.Q7]);2);16;4);&quot;,\n&quot;)" office:value-type="string" office:string-value="0x046D,\n" calcext:value-type="string">
            <text:p>0x046D,\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0x&quot;;BASE(DECIMAL(COM.MICROSOFT.CONCAT([.B8:.Q8]);2);16;4);&quot;,\n&quot;)" office:value-type="string" office:string-value="0x047D,\n" calcext:value-type="string">
            <text:p>0x047D,\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0x&quot;;BASE(DECIMAL(COM.MICROSOFT.CONCAT([.B9:.Q9]);2);16;4);&quot;,\n&quot;)" office:value-type="string" office:string-value="0x0007,\n" calcext:value-type="string">
            <text:p>0x0007,\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COM.MICROSOFT.CONCAT(&quot;0x&quot;;BASE(DECIMAL(COM.MICROSOFT.CONCAT([.B10:.Q10]);2);16;4);&quot;,\n&quot;)" office:value-type="string" office:string-value="0x047F,\n" calcext:value-type="string">
            <text:p>0x047F,\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M.MICROSOFT.CONCAT(&quot;0x&quot;;BASE(DECIMAL(COM.MICROSOFT.CONCAT([.B11:.Q11]);2);16;4);&quot;,\n&quot;)" office:value-type="string" office:string-value="0x046F,\n" calcext:value-type="string">
            <text:p>0x046F,\n</text:p>
          </table:table-cell>
          <table:table-cell/>
        </table:table-row>
        <table:table-row table:style-name="ro1">
          <table:table-cell table:formula="of:=CHAR(ROW([.A65]))" office:value-type="string" office:string-value="A" calcext:value-type="string">
            <text:p>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0x&quot;;BASE(DECIMAL(COM.MICROSOFT.CONCAT([.B12:.Q12]);2);16;4);&quot;,\n&quot;)" office:value-type="string" office:string-value="0x0477,\n" calcext:value-type="string">
            <text:p>0x0477,\n</text:p>
          </table:table-cell>
          <table:table-cell/>
        </table:table-row>
        <table:table-row table:style-name="ro1">
          <table:table-cell table:formula="of:=CHAR(ROW([.A66]))" office:value-type="string" office:string-value="B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M.MICROSOFT.CONCAT(&quot;0x&quot;;BASE(DECIMAL(COM.MICROSOFT.CONCAT([.B13:.Q13]);2);16;4);&quot;,\n&quot;)" office:value-type="string" office:string-value="0x250F,\n" calcext:value-type="string">
            <text:p>0x250F,\n</text:p>
          </table:table-cell>
          <table:table-cell/>
        </table:table-row>
        <table:table-row table:style-name="ro1">
          <table:table-cell table:formula="of:=CHAR(ROW([.A67]))" office:value-type="string" office:string-value="C" calcext:value-type="string">
            <text:p>C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0x&quot;;BASE(DECIMAL(COM.MICROSOFT.CONCAT([.B14:.Q14]);2);16;4);&quot;,\n&quot;)" office:value-type="string" office:string-value="0x0071,\n" calcext:value-type="string">
            <text:p>0x0071,\n</text:p>
          </table:table-cell>
          <table:table-cell/>
        </table:table-row>
        <table:table-row table:style-name="ro1">
          <table:table-cell table:formula="of:=CHAR(ROW([.A68]))" office:value-type="string" office:string-value="D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COM.MICROSOFT.CONCAT(&quot;0x&quot;;BASE(DECIMAL(COM.MICROSOFT.CONCAT([.B15:.Q15]);2);16;4);&quot;,\n&quot;)" office:value-type="string" office:string-value="0x210F,\n" calcext:value-type="string">
            <text:p>0x210F,\n</text:p>
          </table:table-cell>
          <table:table-cell/>
        </table:table-row>
        <table:table-row table:style-name="ro1">
          <table:table-cell table:formula="of:=CHAR(ROW([.A69]))" office:value-type="string" office:string-value="E" calcext:value-type="string">
            <text:p>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0x&quot;;BASE(DECIMAL(COM.MICROSOFT.CONCAT([.B16:.Q16]);2);16;4);&quot;,\n&quot;)" office:value-type="string" office:string-value="0x0079,\n" calcext:value-type="string">
            <text:p>0x0079,\n</text:p>
          </table:table-cell>
          <table:table-cell/>
        </table:table-row>
        <table:table-row table:style-name="ro1">
          <table:table-cell table:formula="of:=CHAR(ROW([.A70]))" office:value-type="string" office:string-value="F" calcext:value-type="string">
            <text:p>F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0x&quot;;BASE(DECIMAL(COM.MICROSOFT.CONCAT([.B17:.Q17]);2);16;4);&quot;,\n&quot;)" office:value-type="string" office:string-value="0x0071,\n" calcext:value-type="string">
            <text:p>0x0071,\n</text:p>
          </table:table-cell>
          <table:table-cell/>
        </table:table-row>
        <table:table-row table:style-name="ro1">
          <table:table-cell table:formula="of:=CHAR(ROW([.A71]))" office:value-type="string" office:string-value="G" calcext:value-type="string">
            <text:p>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0x&quot;;BASE(DECIMAL(COM.MICROSOFT.CONCAT([.B18:.Q18]);2);16;4);&quot;,\n&quot;)" office:value-type="string" office:string-value="0x043D,\n" calcext:value-type="string">
            <text:p>0x043D,\n</text:p>
          </table:table-cell>
          <table:table-cell/>
        </table:table-row>
        <table:table-row table:style-name="ro1">
          <table:table-cell table:formula="of:=CHAR(ROW([.A72]))" office:value-type="string" office:string-value="H" calcext:value-type="string">
            <text:p>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0x&quot;;BASE(DECIMAL(COM.MICROSOFT.CONCAT([.B19:.Q19]);2);16;4);&quot;,\n&quot;)" office:value-type="string" office:string-value="0x0476,\n" calcext:value-type="string">
            <text:p>0x0476,\n</text:p>
          </table:table-cell>
          <table:table-cell/>
        </table:table-row>
        <table:table-row table:style-name="ro1">
          <table:table-cell table:formula="of:=CHAR(ROW([.A73]))" office:value-type="string" office:string-value="I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M.MICROSOFT.CONCAT(&quot;0x&quot;;BASE(DECIMAL(COM.MICROSOFT.CONCAT([.B20:.Q20]);2);16;4);&quot;,\n&quot;)" office:value-type="string" office:string-value="0x2100,\n" calcext:value-type="string">
            <text:p>0x2100,\n</text:p>
          </table:table-cell>
          <table:table-cell/>
        </table:table-row>
        <table:table-row table:style-name="ro1">
          <table:table-cell table:formula="of:=CHAR(ROW([.A74]))" office:value-type="string" office:string-value="J" calcext:value-type="string">
            <text:p>J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0x&quot;;BASE(DECIMAL(COM.MICROSOFT.CONCAT([.B21:.Q21]);2);16;4);&quot;,\n&quot;)" office:value-type="string" office:string-value="0x0017,\n" calcext:value-type="string">
            <text:p>0x0017,\n</text:p>
          </table:table-cell>
          <table:table-cell/>
        </table:table-row>
        <table:table-row table:style-name="ro1">
          <table:table-cell table:formula="of:=CHAR(ROW([.A75]))" office:value-type="string" office:string-value="K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M.MICROSOFT.CONCAT(&quot;0x&quot;;BASE(DECIMAL(COM.MICROSOFT.CONCAT([.B22:.Q22]);2);16;4);&quot;,\n&quot;)" office:value-type="string" office:string-value="0x2B00,\n" calcext:value-type="string">
            <text:p>0x2B00,\n</text:p>
          </table:table-cell>
          <table:table-cell/>
        </table:table-row>
        <table:table-row table:style-name="ro1">
          <table:table-cell table:formula="of:=CHAR(ROW([.A76]))" office:value-type="string" office:string-value="L" calcext:value-type="string">
            <text:p>L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0x&quot;;BASE(DECIMAL(COM.MICROSOFT.CONCAT([.B23:.Q23]);2);16;4);&quot;,\n&quot;)" office:value-type="string" office:string-value="0x0038,\n" calcext:value-type="string">
            <text:p>0x0038,\n</text:p>
          </table:table-cell>
          <table:table-cell/>
        </table:table-row>
        <table:table-row table:style-name="ro1">
          <table:table-cell table:formula="of:=CHAR(ROW([.A77]))" office:value-type="string" office:string-value="M" calcext:value-type="string">
            <text:p>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0x&quot;;BASE(DECIMAL(COM.MICROSOFT.CONCAT([.B24:.Q24]);2);16;4);&quot;,\n&quot;)" office:value-type="string" office:string-value="0x02B6,\n" calcext:value-type="string">
            <text:p>0x02B6,\n</text:p>
          </table:table-cell>
          <table:table-cell/>
        </table:table-row>
        <table:table-row table:style-name="ro1">
          <table:table-cell table:formula="of:=CHAR(ROW([.A78]))" office:value-type="string" office:string-value="N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0x&quot;;BASE(DECIMAL(COM.MICROSOFT.CONCAT([.B25:.Q25]);2);16;4);&quot;,\n&quot;)" office:value-type="string" office:string-value="0x08B6,\n" calcext:value-type="string">
            <text:p>0x08B6,\n</text:p>
          </table:table-cell>
          <table:table-cell/>
        </table:table-row>
        <table:table-row table:style-name="ro1">
          <table:table-cell table:formula="of:=CHAR(ROW([.A79]))" office:value-type="string" office:string-value="O" calcext:value-type="string">
            <text:p>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0x&quot;;BASE(DECIMAL(COM.MICROSOFT.CONCAT([.B26:.Q26]);2);16;4);&quot;,\n&quot;)" office:value-type="string" office:string-value="0x045C,\n" calcext:value-type="string">
            <text:p>0x045C,\n</text:p>
          </table:table-cell>
          <table:table-cell/>
        </table:table-row>
        <table:table-row table:style-name="ro1">
          <table:table-cell table:formula="of:=CHAR(ROW([.A80]))" office:value-type="string" office:string-value="P" calcext:value-type="string">
            <text:p>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0x&quot;;BASE(DECIMAL(COM.MICROSOFT.CONCAT([.B27:.Q27]);2);16;4);&quot;,\n&quot;)" office:value-type="string" office:string-value="0x0473,\n" calcext:value-type="string">
            <text:p>0x0473,\n</text:p>
          </table:table-cell>
          <table:table-cell/>
        </table:table-row>
        <table:table-row table:style-name="ro1">
          <table:table-cell table:formula="of:=CHAR(ROW([.A81]))" office:value-type="string" office:string-value="Q" calcext:value-type="string">
            <text:p>Q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COM.MICROSOFT.CONCAT(&quot;0x&quot;;BASE(DECIMAL(COM.MICROSOFT.CONCAT([.B28:.Q28]);2);16;4);&quot;,\n&quot;)" office:value-type="string" office:string-value="0x083F,\n" calcext:value-type="string">
            <text:p>0x083F,\n</text:p>
          </table:table-cell>
          <table:table-cell/>
        </table:table-row>
        <table:table-row table:style-name="ro1">
          <table:table-cell table:formula="of:=CHAR(ROW([.A82]))" office:value-type="string" office:string-value="R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0x&quot;;BASE(DECIMAL(COM.MICROSOFT.CONCAT([.B29:.Q29]);2);16;4);&quot;,\n&quot;)" office:value-type="string" office:string-value="0x0C73,\n" calcext:value-type="string">
            <text:p>0x0C73,\n</text:p>
          </table:table-cell>
          <table:table-cell/>
        </table:table-row>
        <table:table-row table:style-name="ro1">
          <table:table-cell table:formula="of:=CHAR(ROW([.A83]))" office:value-type="string" office:string-value="S" calcext:value-type="string">
            <text:p>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0x&quot;;BASE(DECIMAL(COM.MICROSOFT.CONCAT([.B30:.Q30]);2);16;4);&quot;,\n&quot;)" office:value-type="string" office:string-value="0x0879,\n" calcext:value-type="string">
            <text:p>0x0879,\n</text:p>
          </table:table-cell>
          <table:table-cell/>
        </table:table-row>
        <table:table-row table:style-name="ro1">
          <table:table-cell table:formula="of:=CHAR(ROW([.A84]))" office:value-type="string" office:string-value="T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0x&quot;;BASE(DECIMAL(COM.MICROSOFT.CONCAT([.B31:.Q31]);2);16;4);&quot;,\n&quot;)" office:value-type="string" office:string-value="0x2101,\n" calcext:value-type="string">
            <text:p>0x2101,\n</text:p>
          </table:table-cell>
          <table:table-cell/>
        </table:table-row>
        <table:table-row table:style-name="ro1">
          <table:table-cell table:formula="of:=CHAR(ROW([.A85]))" office:value-type="string" office:string-value="U" calcext:value-type="string">
            <text:p>U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0x&quot;;BASE(DECIMAL(COM.MICROSOFT.CONCAT([.B32:.Q32]);2);16;4);&quot;,\n&quot;)" office:value-type="string" office:string-value="0x003E,\n" calcext:value-type="string">
            <text:p>0x003E,\n</text:p>
          </table:table-cell>
          <table:table-cell/>
        </table:table-row>
        <table:table-row table:style-name="ro1">
          <table:table-cell table:formula="of:=CHAR(ROW([.A86]))" office:value-type="string" office:string-value="V" calcext:value-type="string">
            <text:p>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0x&quot;;BASE(DECIMAL(COM.MICROSOFT.CONCAT([.B33:.Q33]);2);16;4);&quot;,\n&quot;)" office:value-type="string" office:string-value="0x1230,\n" calcext:value-type="string">
            <text:p>0x1230,\n</text:p>
          </table:table-cell>
          <table:table-cell/>
        </table:table-row>
        <table:table-row table:style-name="ro1">
          <table:table-cell table:formula="of:=CHAR(ROW([.A87]))" office:value-type="string" office:string-value="W" calcext:value-type="string">
            <text:p>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0x&quot;;BASE(DECIMAL(COM.MICROSOFT.CONCAT([.B34:.Q34]);2);16;4);&quot;,\n&quot;)" office:value-type="string" office:string-value="0x1836,\n" calcext:value-type="string">
            <text:p>0x1836,\n</text:p>
          </table:table-cell>
          <table:table-cell/>
        </table:table-row>
        <table:table-row table:style-name="ro1">
          <table:table-cell table:formula="of:=CHAR(ROW([.A88]))" office:value-type="string" office:string-value="X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M.MICROSOFT.CONCAT(&quot;0x&quot;;BASE(DECIMAL(COM.MICROSOFT.CONCAT([.B35:.Q35]);2);16;4);&quot;,\n&quot;)" office:value-type="string" office:string-value="0x1A80,\n" calcext:value-type="string">
            <text:p>0x1A80,\n</text:p>
          </table:table-cell>
          <table:table-cell/>
        </table:table-row>
        <table:table-row table:style-name="ro1">
          <table:table-cell table:formula="of:=CHAR(ROW([.A89]))" office:value-type="string" office:string-value="Y" calcext:value-type="string">
            <text:p>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M.MICROSOFT.CONCAT(&quot;0x&quot;;BASE(DECIMAL(COM.MICROSOFT.CONCAT([.B36:.Q36]);2);16;4);&quot;,\n&quot;)" office:value-type="string" office:string-value="0x1280,\n" calcext:value-type="string">
            <text:p>0x1280,\n</text:p>
          </table:table-cell>
          <table:table-cell/>
        </table:table-row>
        <table:table-row table:style-name="ro1">
          <table:table-cell table:formula="of:=CHAR(ROW([.A90]))" office:value-type="string" office:string-value="Z" calcext:value-type="string">
            <text:p>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0x&quot;;BASE(DECIMAL(COM.MICROSOFT.CONCAT([.B37:.Q37]);2);16;4);&quot;,\n&quot;)" office:value-type="string" office:string-value="0x1209,\n" calcext:value-type="string">
            <text:p>0x1209,\n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M.MICROSOFT.CONCAT(&quot;0x&quot;;BASE(DECIMAL(COM.MICROSOFT.CONCAT([.B38:.Q38]);2);16;4);&quot;,\n&quot;)" office:value-type="string" office:string-value="0x0A00,\n" calcext:value-type="string">
            <text:p>0x0A00,\n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M.MICROSOFT.CONCAT(&quot;0x&quot;;BASE(DECIMAL(COM.MICROSOFT.CONCAT([.B39:.Q39]);2);16;4);&quot;,\n&quot;)" office:value-type="string" office:string-value="0x1080,\n" calcext:value-type="string">
            <text:p>0x1080,\n</text:p>
          </table:table-cell>
          <table:table-cell/>
        </table:table-row>
        <table:table-row table:style-name="ro1">
          <table:table-cell office:value-type="string" calcext:value-type="string">
            <text:p>^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M.MICROSOFT.CONCAT(&quot;0x&quot;;BASE(DECIMAL(COM.MICROSOFT.CONCAT([.B40:.Q40]);2);16;4);&quot;,\n&quot;)" office:value-type="string" office:string-value="0x1800,\n" calcext:value-type="string">
            <text:p>0x1800,\n</text:p>
          </table:table-cell>
          <table:table-cell/>
        </table:table-row>
        <table:table-row table:style-name="ro1">
          <table:table-cell office:value-type="string" calcext:value-type="string">
            <text:p>_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0x&quot;;BASE(DECIMAL(COM.MICROSOFT.CONCAT([.B41:.Q41]);2);16;4);&quot;,\n&quot;)" office:value-type="string" office:string-value="0x0008,\n" calcext:value-type="string">
            <text:p>0x0008,\n</text:p>
          </table:table-cell>
          <table:table-cell/>
        </table:table-row>
        <table:table-row table:style-name="ro1">
          <table:table-cell office:value-type="string" calcext:value-type="string">
            <text:p>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M.MICROSOFT.CONCAT(&quot;0x&quot;;BASE(DECIMAL(COM.MICROSOFT.CONCAT([.B42:.Q42]);2);16;4);&quot;,\n&quot;)" office:value-type="string" office:string-value="0x0200,\n" calcext:value-type="string">
            <text:p>0x0200,\n</text:p>
          </table:table-cell>
          <table:table-cell/>
        </table:table-row>
        <table:table-row table:style-name="ro1">
          <table:table-cell office:value-type="string" calcext:value-type="string">
            <text:p>°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0x&quot;;BASE(DECIMAL(COM.MICROSOFT.CONCAT([.B43:.Q43]);2);16;4);&quot;,\n&quot;)" office:value-type="string" office:string-value="0x0463,\n" calcext:value-type="string">
            <text:p>0x0463,\n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0x&quot;;BASE(DECIMAL(COM.MICROSOFT.CONCAT([.B44:.Q44]);2);16;4);&quot;,\n&quot;)" office:value-type="string" office:string-value="0x0448,\n" calcext:value-type="string">
            <text:p>0x0448,\n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M.MICROSOFT.CONCAT(&quot;0x&quot;;BASE(DECIMAL(COM.MICROSOFT.CONCAT([.B45:.Q45]);2);16;4);&quot;,\n&quot;)" office:value-type="string" office:string-value="0x3F00,\n" calcext:value-type="string">
            <text:p>0x3F00,\n</text:p>
          </table:table-cell>
          <table:table-cell/>
        </table:table-row>
        <table:table-row table:style-name="ro1">
          <table:table-cell table:number-columns-repeated="17"/>
          <table:table-cell table:formula="of:=COM.MICROSOFT.CONCAT([.R2:.R45])" office:value-type="string" office:string-value="0x003F,\n0x0006,\n0x045B,\n0x044F,\n0x0466,\n0x046D,\n0x047D,\n0x0007,\n0x047F,\n0x046F,\n0x0477,\n0x250F,\n0x0071,\n0x210F,\n0x0079,\n0x0071,\n0x043D,\n0x0476,\n0x2100,\n0x0017,\n0x2B00,\n0x0038,\n0x02B6,\n0x08B6,\n0x045C,\n0x0473,\n0x083F,\n0x0C73,\n0x0879,\n0x2101,\n0x003E,\n0x1230,\n0x1836,\n0x1A80,\n0x1280,\n0x1209,\n0x0A00,\n0x1080,\n0x1800,\n0x0008,\n0x0200,\n0x0463,\n0x0448,\n0x3F00,\n" calcext:value-type="string">
            <text:p>0x003F,\n0x0006,\n0x045B,\n0x044F,\n0x0466,\n0x046D,\n0x047D,\n0x0007,\n0x047F,\n0x046F,\n0x0477,\n0x250F,\n0x0071,\n0x210F,\n0x0079,\n0x0071,\n0x043D,\n0x0476,\n0x2100,\n0x0017,\n0x2B00,\n0x0038,\n0x02B6,\n0x08B6,\n0x045C,\n0x0473,\n0x083F,\n0x0C73,\n0x0879,\n0x2101,\n0x003E,\n0x1230,\n0x1836,\n0x1A80,\n0x1280,\n0x1209,\n0x0A00,\n0x1080,\n0x1800,\n0x0008,\n0x0200,\n0x0463,\n0x0448,\n0x3F00,\n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D2:Sheet1.Q4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22:06:06.702803424</meta:creation-date>
    <dc:date>2018-07-19T23:14:01.768990307</dc:date>
    <meta:editing-duration>PT25M2S</meta:editing-duration>
    <meta:editing-cycles>2</meta:editing-cycles>
    <meta:generator>LibreOffice/6.0.3.2$Linux_X86_64 LibreOffice_project/00m0$Build-2</meta:generator>
    <meta:document-statistic meta:table-count="1" meta:cell-count="810" meta:object-count="0"/>
  </office:meta>
</office:document-meta>
</file>